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337738777C21F25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ff0000" draw:marker-start-width="0.359cm" draw:marker-end-width="0.359cm" draw:fill="none" draw:textarea-horizontal-align="justify" draw:textarea-vertical-align="middle" draw:auto-grow-height="false" fo:min-height="1.044cm" fo:min-width="1.894cm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ff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1.046cm" fo:min-width="14.396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solid" draw:fill-color="#ffffff"/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999cm" svg:height="15.748cm" svg:x="0.006cm" svg:y="0.015cm">
          <draw:image xlink:href="Pictures/100002010000078000000438337738777C21F25A.png" xlink:type="simple" xlink:show="embed" xlink:actuate="onLoad" loext:mime-type="image/png">
            <text:p/>
          </draw:image>
        </draw:frame>
        <draw:custom-shape draw:style-name="gr2" draw:text-style-name="P2" draw:layer="Kennzeichnung" svg:width="2.5cm" svg:height="1.4cm" svg:x="0.3cm" svg:y="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Kennzeichnung" svg:x1="3.9cm" svg:y1="3.95cm" svg:x2="2.85cm" svg:y2="2.4cm">
          <text:p/>
        </draw:line>
        <draw:custom-shape draw:style-name="gr4" draw:text-style-name="P5" draw:layer="Kennzeichnung" svg:width="15cm" svg:height="1.4cm" svg:x="3.9cm" svg:y="3.9cm">
          <text:p text:style-name="P4"><text:span text:style-name="T1">Hier kannst du zwischen den Ansichten wechsel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05cm" draw:shadow-offset-y="0.05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protected="true"/>
      <draw:layer draw:name="background"/>
      <draw:layer draw:name="backgroundobjects"/>
      <draw:layer draw:name="controls"/>
      <draw:layer draw:name="measurelines"/>
      <draw:layer draw:name="Kennzeichnung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26T17:28:12.919000000</meta:creation-date>
    <dc:date>2019-11-26T17:32:28.889000000</dc:date>
    <meta:editing-duration>PT4M15S</meta:editing-duration>
    <meta:editing-cycles>2</meta:editing-cycles>
    <meta:generator>LibreOffice/6.3.3.2$Windows_X86_64 LibreOffice_project/a64200df03143b798afd1ec74a12ab50359878ed</meta:generator>
    <meta:document-statistic meta:object-count="4"/>
  </office:meta>
</office:document-meta>
</file>